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2.72cm" fo:min-width="4.168cm" draw:shadow="hidden"/>
    </style:style>
    <style:style style:name="gr2" style:family="graphic" style:parent-style-name="standard">
      <style:graphic-properties draw:fill="none" draw:textarea-horizontal-align="justify" draw:textarea-vertical-align="middle" draw:auto-grow-height="false" fo:min-height="3.95cm" fo:min-width="3.45cm" draw:shadow="hidden"/>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6.6cm" svg:height="4.2cm" svg:x="8.2cm" svg:y="16.3cm" svg:viewBox="0 0 6601 4201" svg:d="M3300 0l345 11 334 30 320 51 306 69 289 86 272 104 253 119 233 134 210 148 187 161 162 173 136 184 109 194 79 204 48 212 17 220-17 220-48 212-79 204-109 194-136 184-162 173-187 161-210 148-233 134-253 119-272 104-289 86-306 69-320 51-334 30-345 11-345-11-334-30-320-51-306-69-289-86-272-104-253-119-233-134-210-148-187-161-162-173-136-184-109-194-79-204-48-212-17-220 17-220 48-212 79-204 109-194 136-184 162-173 187-161 210-148 233-134 253-119 272-104 289-86 306-69 320-51 334-30zM0 0zM6601 4201z">
          <text:p/>
        </draw:path>
        <draw:path draw:style-name="gr2" draw:text-style-name="P1" draw:layer="layout" svg:width="7.9cm" svg:height="8.4cm" svg:x="8.2cm" svg:y="2.9cm" svg:viewBox="0 0 7901 8401" svg:d="M3950 0l3951 4200-3951 4201-3950-4201zM0 0zM7901 8401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1T21:58:00.317887000</meta:creation-date>
    <dc:date>2016-04-21T22:04:57.185771000</dc:date>
    <meta:editing-duration>PT1M28S</meta:editing-duration>
    <meta:editing-cycles>1</meta:editing-cycles>
    <meta:document-statistic meta:object-count="2"/>
    <meta:generator>LibreOffice/4.3.7.2$MacOSX_X86_64 LibreOffice_project/8a35821d8636a03b8bf4e15b48f59794652c68ba</meta:generator>
  </office:meta>
</office:document-meta>
</file>